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Albany AMT1" svg:font-family="'Albany AMT'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8cm"/>
    </style:style>
    <style:style style:name="ro1" style:family="table-row">
      <style:table-row-properties style:row-height="1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02cm solid #000000"/>
      <style:text-properties style:font-name="Courier" fo:font-size="8pt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font-name="Courier" fo:font-size="8pt"/>
    </style:style>
    <style:style style:name="ce3" style:family="table-cell" style:parent-style-name="Default">
      <style:table-cell-properties fo:background-color="#cccccc" fo:border="0.002cm solid #000000" style:vertical-align="top"/>
      <style:text-properties style:font-name="Courier" fo:font-size="8pt"/>
    </style:style>
    <style:style style:name="ce4" style:family="table-cell" style:parent-style-name="Default">
      <style:table-cell-properties fo:background-color="#cccccc" fo:border="0.002cm solid #000000"/>
      <style:text-properties style:font-name="Courier" fo:font-size="8pt" fo:font-weight="bold"/>
    </style:style>
    <style:style style:name="ce5" style:family="table-cell" style:parent-style-name="Default">
      <style:table-cell-properties fo:background-color="#cccccc" fo:border="0.002cm solid #000000"/>
      <style:text-properties style:font-name="Courier" fo:font-size="8pt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style:font-name="Courier" fo:font-size="8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1" table:default-cell-style-name="ce5"/>
        <table:table-row table:style-name="ro1">
          <table:table-cell table:style-name="ce1" office:value-type="string">
            <text:p>number of linear oriented C-atoms</text:p>
          </table:table-cell>
          <table:table-cell table:style-name="ce3" office:value-type="string">
            <text:p>3-letter-code</text:p>
          </table:table-cell>
          <table:table-cell table:style-name="ce3" office:value-type="string">
            <text:p>long 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RI</text:p>
          </table:table-cell>
          <table:table-cell office:value-type="string">
            <text:p>Trios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T</text:p>
          </table:table-cell>
          <table:table-cell office:value-type="string">
            <text:p>Tetro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EN</text:p>
          </table:table-cell>
          <table:table-cell office:value-type="string">
            <text:p>Pentos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EX</text:p>
          </table:table-cell>
          <table:table-cell office:value-type="string">
            <text:p>Hexos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EP</text:p>
          </table:table-cell>
          <table:table-cell office:value-type="string">
            <text:p>Heptos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CT</text:p>
          </table:table-cell>
          <table:table-cell office:value-type="string">
            <text:p>Octos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ON</text:p>
          </table:table-cell>
          <table:table-cell office:value-type="string">
            <text:p>Nonos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EC</text:p>
          </table:table-cell>
          <table:table-cell office:value-type="string">
            <text:p>Decos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11</text:p>
          </table:table-cell>
          <table:table-cell office:value-type="string">
            <text:p>Undecos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12</text:p>
          </table:table-cell>
          <table:table-cell table:style-name="ce6" office:value-type="string">
            <text:p>Dodecos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13</text:p>
          </table:table-cell>
          <table:table-cell office:value-type="string">
            <text:p>Tridecos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14</text:p>
          </table:table-cell>
          <table:table-cell table:style-name="ce6" office:value-type="string">
            <text:p>Tetradecos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15</text:p>
          </table:table-cell>
          <table:table-cell table:style-name="ce6" office:value-type="string">
            <text:p>Pentadecos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16</text:p>
          </table:table-cell>
          <table:table-cell table:style-name="ce6" office:value-type="string">
            <text:p>Hexadecos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Albany AMT1" svg:font-family="'Albany AMT'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none" style:country-asian="none" style:font-name-complex="Albany AMT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0">20.04.2007</text:date>, <text:time>18:19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11-09T11:45:06</meta:creation-date>
    <dc:date>2007-04-20T18:19:54</dc:date>
    <dc:language>de-DE</dc:language>
    <meta:editing-cycles>4</meta:editing-cycles>
    <meta:editing-duration>PT2H17M39S</meta:editing-duration>
    <meta:user-defined meta:name="Info 1"/>
    <meta:user-defined meta:name="Info 2"/>
    <meta:user-defined meta:name="Info 3"/>
    <meta:user-defined meta:name="Info 4"/>
    <meta:document-statistic meta:table-count="3" meta:cell-count="45"/>
  </office:meta>
</office:document-meta>
</file>